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23226f"/>
    </style:style>
    <style:style style:name="P4" style:family="paragraph" style:parent-style-name="Text_20_body">
      <style:text-properties officeooo:rsid="0033ac72" officeooo:paragraph-rsid="0033ac72"/>
    </style:style>
    <style:style style:name="P5" style:family="paragraph" style:parent-style-name="Text_20_body" style:list-style-name="L1">
      <style:text-properties officeooo:rsid="0033ac72" officeooo:paragraph-rsid="0033ac72"/>
    </style:style>
    <style:style style:name="P6" style:family="paragraph" style:parent-style-name="Text_20_body">
      <style:text-properties officeooo:rsid="0033ac72" officeooo:paragraph-rsid="003590e4"/>
    </style:style>
    <style:style style:name="P7" style:family="paragraph" style:parent-style-name="Text_20_body">
      <style:text-properties officeooo:rsid="0033ac72" officeooo:paragraph-rsid="0036cc91"/>
    </style:style>
    <style:style style:name="P8" style:family="paragraph" style:parent-style-name="Text_20_body" style:list-style-name="L2">
      <style:text-properties officeooo:rsid="0033ac72" officeooo:paragraph-rsid="003590e4"/>
    </style:style>
    <style:style style:name="P9" style:family="paragraph" style:parent-style-name="Text_20_body" style:list-style-name="L2">
      <style:text-properties officeooo:rsid="0033ac72" officeooo:paragraph-rsid="0033ac72"/>
    </style:style>
    <style:style style:name="P10" style:family="paragraph" style:parent-style-name="Text_20_body" style:list-style-name="L2">
      <style:text-properties officeooo:rsid="0033ac72" officeooo:paragraph-rsid="00371acf"/>
    </style:style>
    <style:style style:name="P11" style:family="paragraph" style:parent-style-name="Text_20_body">
      <style:text-properties officeooo:rsid="0036cc91" officeooo:paragraph-rsid="0036cc91"/>
    </style:style>
    <style:style style:name="P12" style:family="paragraph" style:parent-style-name="Text_20_body">
      <style:text-properties officeooo:paragraph-rsid="00371acf"/>
    </style:style>
    <style:style style:name="P13" style:family="paragraph" style:parent-style-name="Heading_20_1">
      <style:text-properties officeooo:rsid="00371acf" officeooo:paragraph-rsid="00371acf"/>
    </style:style>
    <style:style style:name="P14" style:family="paragraph" style:parent-style-name="Heading_20_1">
      <style:paragraph-properties fo:break-before="page"/>
      <style:text-properties officeooo:rsid="0033ac72" officeooo:paragraph-rsid="0033ac72"/>
    </style:style>
    <style:style style:name="P15" style:family="paragraph" style:parent-style-name="Heading_20_1">
      <style:paragraph-properties fo:break-before="page"/>
      <style:text-properties officeooo:rsid="0033ac72" officeooo:paragraph-rsid="00371acf"/>
    </style:style>
    <style:style style:name="T1" style:family="text">
      <style:text-properties officeooo:rsid="0031f6cd"/>
    </style:style>
    <style:style style:name="T2" style:family="text">
      <style:text-properties officeooo:rsid="00270f29"/>
    </style:style>
    <style:style style:name="T3" style:family="text">
      <style:text-properties officeooo:rsid="0032aa15"/>
    </style:style>
    <style:style style:name="T4" style:family="text">
      <style:text-properties officeooo:rsid="003590e4"/>
    </style:style>
    <style:style style:name="T5" style:family="text">
      <style:text-properties officeooo:rsid="0036cc91"/>
    </style:style>
    <style:style style:name="T6" style:family="text">
      <style:text-properties officeooo:rsid="00371a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3">Accesibilidad 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index-body>
      </text:table-of-content>
      <text:p text:style-name="P3"/>
      <text:h text:style-name="P14" text:outline-level="1">Informe WCAG 2.0</text:h>
      <text:p text:style-name="P4">El trabajo consistirá en la evaluación del nivel WCAG 2.0 de accesibilidad de un sitio web real siguiendo la metodología WCAG-EM, y en la elaboración de un informe de auditoría de accesibilidad del sitio web.</text:p>
      <text:p text:style-name="P4">El sitio web seleccionado para la evaluación de accesibilidad es el sitio web de ING Direct (<text:a xlink:type="simple" xlink:href="https://www.ingdirect.es/" text:style-name="Internet_20_link" text:visited-style-name="Visited_20_Internet_20_Link">https://www.ingdirect.es/</text:a>) y, en concreto, el proceso de simular y solicitar financiación.</text:p>
      <text:p text:style-name="P4">El nivel de conformidad a evaluar es AA.</text:p>
      <text:p text:style-name="P4">Solo se debe evaluar el siguiente proceso: pestaña Para negocios, Financiación, Elige tu financiación, Soy autónomo, Compra de vehículo, las dos opciones: Simula tu préstamo y Simula tu línea de crédito. </text:p>
      <text:p text:style-name="P4">Para llevar a cabo la evaluación del sitio se debe seguir la metodología WCAG-EM (<text:a xlink:type="simple" xlink:href="http://www.w3.org/TR/WCAG-EM/" text:style-name="Internet_20_link" text:visited-style-name="Visited_20_Internet_20_Link">http://www.w3.org/TR/WCAG-EM/</text:a>). Solo es necesario realizar los pasos obligatorios, es decir, los sub-pasos opcionales 1.d y 1.e del paso 1 y 5.b, 5.c, 5.d y 5.e del paso 5 <text:s/>no hay que realizarlos.</text:p>
      <text:p text:style-name="P11">Parta facilitar el proceso se suministra la plantilla ‘informe-final-WCAG2-plantilla.odt’.</text:p>
      <text:p text:style-name="P4">Para realizar el paso 4 (Auditar el ejemplo seleccionado) se utilizarán herramientas de evaluación automática complementadas por el análisis manual.</text:p>
      <text:p text:style-name="P6">Finalmente, para completar el último paso de la metodología (paso 5, Informar de los resultados de la evaluación) se documentarán los resultados de la evaluación generando un informe de evaluación.</text:p>
      <text:p text:style-name="P7">El resultado de los sub-pasos 4.a y 4.b se documentará conjuntamente en un documento aparte, utilizando <text:span text:style-name="T5">la plantilla ‘revision-items-WCAG2-plantilla.ods’ rellenando </text:span>todos los apartados de “Observaciones” de la siguiente forma:</text:p>
      <text:list xml:id="list9101717336077699915" text:style-name="L2">
        <text:list-item>
          <text:p text:style-name="P8">El criterio de conformidad se cumple: Explicar detalladamente los motivos por los que se cumple el criterio. </text:p>
        </text:list-item>
        <text:list-item>
          <text:p text:style-name="P8">El criterio de conformidad no se cumple: Explicar los fallos encontrados, indicando la página web del sitio en la que se encuentra el fallo. Si el mismo fallo se repite en varias páginas solo es necesario indicarlo una vez.</text:p>
        </text:list-item>
        <text:list-item>
          <text:p text:style-name="P9">El criterio de conformidad no es aplicable: Explicar porque el criterio no es aplicable.</text:p>
        </text:list-item>
      </text:list>
      <text:h text:style-name="P15" text:outline-level="1">Informe WCAG2</text:h>
      <text:p text:style-name="P12">Debe comprobarse la accesibilidad del editor web integrado en la página web de Wikipedia, que se utiliza para que los usuarios puedan participar en discusiones sobre los contenidos de Wikipedia. Está disponible en este enlace:</text:p>
      <text:p text:style-name="P12"><text:a xlink:type="simple" xlink:href="https://es.wikipedia.org/w/index.php?title=Discusión:Accesibilidad_web&amp;action=edit" text:style-name="Internet_20_link" text:visited-style-name="Visited_20_Internet_20_Link"><text:span text:style-name="T6">https://es.wikipedia.org/w/index.php?title=Discusión:Accesibilidad_web&amp;action=edit</text:span></text:a><text:span text:style-name="T6"> </text:span></text:p>
      <text:p text:style-name="P12">Se debe cumplimentar el cuestionario para la evaluación del nivel A de accesibilidad de editores Web según ATAG 2.0 <text:span text:style-name="T6">siguiendo la plantilla ‘revision-items-ATAG2-plantilla.ods’ rellenando todos los apartados de “Observaciones” de la siguiente forma:</text:span></text:p>
      <text:list xml:id="list164933082060408" text:continue-numbering="true" text:style-name="L2">
        <text:list-item>
          <text:p text:style-name="P10">El criterio de conformidad se cumple: Explicar detalladamente los motivos por los que se cumple el criterio. </text:p>
        </text:list-item>
        <text:list-item>
          <text:p text:style-name="P10">El criterio de conformidad no se cumple: Explicar los fallos encontrados, indicando la página web del sitio en la que se encuentra el fallo. Si el mismo fallo se repite en varias páginas solo es necesario indicarlo una vez.</text:p>
        </text:list-item>
        <text:list-item>
          <text:p text:style-name="P10">El criterio de conformidad no es aplicable: Explicar porque el criterio no es aplicable.</text:p>
        </text:list-item>
      </text:list>
      <text:h text:style-name="P13" text:outline-level="1">Corregir códig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31f6cd"/>
    </style:style>
    <style:style style:name="MT2"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Accesibilidad</text:span> Web<text:tab/><text:tab/><text:span text:style-name="MT2">Enunciados de ejercicios</text:span></text:p>
      </style:header>
      <style:footer>
        <text:p text:style-name="MP1">Adolfo Sanz De Diego<text:tab/><text:tab/>Página <text:page-number text:select-page="current">2</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8-23T16:49:32.417944493</dc:date>
    <meta:editing-duration>PT1H59M29S</meta:editing-duration>
    <meta:editing-cycles>17</meta:editing-cycles>
    <meta:generator>LibreOffice/5.1.4.2$Linux_X86_64 LibreOffice_project/10m0$Build-2</meta:generator>
    <meta:document-statistic meta:table-count="0" meta:image-count="0" meta:object-count="0" meta:page-count="3" meta:paragraph-count="25" meta:word-count="477" meta:character-count="3143" meta:non-whitespace-character-count="2690"/>
  </office:meta>
</office:document-meta>
</file>